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2.6764in" fo:margin-right="1.9929in" fo:margin-top="0.4693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2" style:family="paragraph" style:parent-style-name="Standard">
      <style:paragraph-properties fo:margin-left="0.2598in" fo:margin-right="0.8465in" fo:margin-top="0.7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.2598in" fo:margin-right="0.2563in" fo:margin-top="0.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.5098in" fo:margin-right="3.95in" fo:margin-top="0.029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1.0098in" fo:margin-right="3.8193in" fo:margin-top="0.029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1.0098in" fo:margin-right="3.8193in" fo:margin-top="0.029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size="10pt" style:font-size-asian="10pt" style:font-size-complex="10pt"/>
    </style:style>
    <style:style style:name="P7" style:family="paragraph" style:parent-style-name="Standard">
      <style:paragraph-properties fo:margin-left="0.5098in" fo:margin-right="0.2563in" fo:margin-top="0.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.7598in" fo:margin-right="5.2028in" fo:margin-top="0.029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.2598in" fo:margin-right="0.7764in" fo:margin-top="0.196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.2598in" fo:margin-right="2.9862in" fo:margin-top="0.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9.5pt" fo:font-style="normal" style:text-underline-style="none" fo:font-weight="normal" style:font-name-asian="Arial1" style:font-size-asian="9.5pt" style:font-style-asian="normal" style:font-weight-asian="normal" style:font-name-complex="Arial1" style:font-size-complex="9.5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CTIVIDAD DE APRENDIZAJE </text:span></text:p>
      <text:p text:style-name="P2"><text:span text:style-name="T2">Nombre de la Asignatura: </text:span><text:span text:style-name="T3">Administración de Proyectos de TI </text:span><text:span text:style-name="T2">Nombre de la Unidad de Aprendizaje: </text:span><text:span text:style-name="T3">Estimación de costos y plazos </text:span><text:span text:style-name="T2">Nombre de la práctica o proyecto: </text:span><text:span text:style-name="T3">Modelo Constructivo de Costos (COCOMO) </text:span><text:span text:style-name="T2">Número: </text:span><text:span text:style-name="T3">2 </text:span><text:span text:style-name="T2">Duración: </text:span><text:span text:style-name="T3">2 horas </text:span><text:span text:style-name="T2">Resultado de aprendizaje: </text:span><text:span text:style-name="T3">Estimar costos para el desarrollo de proyectos de Sw </text:span><text:span text:style-name="T2">Requerimientos (Material o equipo): </text:span><text:span text:style-name="T3">Equipo de cómputo, Internet y procesador de texto. Actividades a desarrollar en la práctica o proyecto: </text:span></text:p>
      <text:p text:style-name="P3"><text:span text:style-name="T3">Investigue los siguientes temas en Internet (deberá indicar las referencias de las que obtuvo la información): </text:span></text:p>
      <text:p text:style-name="P4"><text:span text:style-name="T3">1. </text:span><text:span text:style-name="T2">Modelo Constructivo de Costos</text:span><text:span text:style-name="T3">: </text:span></text:p>
      <text:p text:style-name="P5"><text:span text:style-name="T3">a) Antecedentes generales. b) Características generales. c) Contexto de aplicación. d) Ventajas y Desventajas. </text:span></text:p>
      <text:p text:style-name="P6"/>
      <text:p text:style-name="P5"><text:span text:style-name="T3">e) Modelo Básico f) Modelo Intermedio g) Modelo Detallado </text:span></text:p>
      <text:p text:style-name="P7"><text:span text:style-name="T3">2. </text:span><text:span text:style-name="T2">Ejemplo. </text:span><text:span text:style-name="T3">Describe un ejemplo de la aplicación de COCOMO dentro de un proyecto de desarrollo de </text:span></text:p>
      <text:p text:style-name="P8"><text:span text:style-name="T3">Software. </text:span></text:p>
      <text:p text:style-name="P9"><text:span text:style-name="T2">Nota importante: </text:span><text:span text:style-name="T3">Verifique la lista de cotejo para la evaluación del documento que debe elaborar. Evidencias a las que contribuye el desarrollo de la práctica: </text:span></text:p>
      <text:p text:style-name="P10"><text:span text:style-name="T2">EC1: </text:span><text:span text:style-name="T3">Estimar costos para el desarrollo de proyectos de Sw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168" meta:character-count="1111" meta:non-whitespace-character-count="943"/>
    <meta:generator>LibreOfficeDev/6.0.5.2$Linux_X86_64 LibreOffice_project/</meta:generator>
  </office:meta>
</office:document-meta>
</file>